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cm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fill="none" fo:min-height="0.32cm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10" style:family="graphic" style:parent-style-name="standard">
      <style:graphic-properties draw:stroke="none" draw:fill="none" fo:min-height="0.576cm"/>
    </style:style>
    <style:style style:name="gr11" style:family="graphic" style:parent-style-name="standard">
      <style:graphic-properties draw:stroke="none" draw:fill="none" fo:min-height="0.553cm"/>
    </style:style>
    <style:style style:name="gr12" style:family="graphic" style:parent-style-name="standard">
      <style:graphic-properties draw:stroke="none" draw:fill="none" fo:min-height="0.527cm"/>
    </style:style>
    <style:style style:name="gr13" style:family="graphic" style:parent-style-name="standard">
      <style:graphic-properties draw:stroke="none" draw:fill="none" fo:min-height="0.499cm"/>
    </style:style>
    <style:style style:name="gr14" style:family="graphic" style:parent-style-name="standard">
      <style:graphic-properties draw:stroke="none" draw:fill="none" fo:min-height="0.513cm"/>
    </style:style>
    <style:style style:name="gr15" style:family="graphic" style:parent-style-name="standard">
      <style:graphic-properties draw:stroke="none" draw:fill="none" fo:min-height="0.5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fo:min-height="0.332cm"/>
    </style:style>
    <style:style style:name="gr18" style:family="graphic" style:parent-style-name="standard">
      <style:graphic-properties draw:stroke="none" draw:fill="none" fo:min-height="0.28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4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643cm" svg:height="0.623cm" svg:x="6.513cm" svg:y="1.015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6.363cm" svg:y="0.684cm">
          <draw:text-box>
            <text:p text:style-name="P2"><text:span text:style-name="T1">0</text:span></text:p>
          </draw:text-box>
        </draw:frame>
        <draw:frame draw:style-name="gr3" draw:text-style-name="P2" draw:layer="layout" svg:width="0.659cm" svg:height="0.569cm" svg:x="6.364cm" svg:y="1.06cm">
          <draw:text-box>
            <text:p text:style-name="P2"><text:span text:style-name="T1">0</text:span></text:p>
          </draw:text-box>
        </draw:frame>
        <draw:path draw:style-name="gr4" draw:text-style-name="P1" draw:layer="layout" svg:width="1.643cm" svg:height="0.623cm" svg:x="3.93cm" svg:y="2.217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3.78cm" svg:y="1.886cm">
          <draw:text-box>
            <text:p text:style-name="P2"><text:span text:style-name="T1">1</text:span></text:p>
          </draw:text-box>
        </draw:frame>
        <draw:frame draw:style-name="gr3" draw:text-style-name="P2" draw:layer="layout" svg:width="0.659cm" svg:height="0.569cm" svg:x="3.781cm" svg:y="2.262cm">
          <draw:text-box>
            <text:p text:style-name="P2"><text:span text:style-name="T1">1</text:span></text:p>
          </draw:text-box>
        </draw:frame>
        <draw:path draw:style-name="gr5" draw:text-style-name="P1" draw:layer="layout" svg:width="1.643cm" svg:height="0.623cm" svg:x="6.513cm" svg:y="2.202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6.363cm" svg:y="1.871cm">
          <draw:text-box>
            <text:p text:style-name="P2"><text:span text:style-name="T1">0</text:span></text:p>
          </draw:text-box>
        </draw:frame>
        <draw:frame draw:style-name="gr3" draw:text-style-name="P2" draw:layer="layout" svg:width="0.659cm" svg:height="0.569cm" svg:x="6.364cm" svg:y="2.247cm">
          <draw:text-box>
            <text:p text:style-name="P2"><text:span text:style-name="T1">1</text:span></text:p>
          </draw:text-box>
        </draw:frame>
        <draw:path draw:style-name="gr6" draw:text-style-name="P1" draw:layer="layout" svg:width="1.643cm" svg:height="0.623cm" svg:x="3.893cm" svg:y="1.016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59cm" svg:height="0.569cm" svg:x="3.743cm" svg:y="0.685cm">
          <draw:text-box>
            <text:p text:style-name="P2"><text:span text:style-name="T1">1</text:span></text:p>
          </draw:text-box>
        </draw:frame>
        <draw:frame draw:style-name="gr3" draw:text-style-name="P2" draw:layer="layout" svg:width="0.659cm" svg:height="0.569cm" svg:x="3.744cm" svg:y="1.061cm">
          <draw:text-box>
            <text:p text:style-name="P2"><text:span text:style-name="T1">0</text:span></text:p>
          </draw:text-box>
        </draw:frame>
        <draw:frame draw:style-name="gr2" draw:text-style-name="P2" draw:layer="layout" svg:width="0.659cm" svg:height="0.569cm" svg:x="5.046cm" svg:y="2.093cm">
          <draw:text-box>
            <text:p text:style-name="P2"><text:span text:style-name="T1">1</text:span></text:p>
          </draw:text-box>
        </draw:frame>
        <draw:frame draw:style-name="gr7" draw:text-style-name="P2" draw:layer="layout" svg:width="0.659cm" svg:height="0.57cm" svg:x="4.989cm" svg:y="0.89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7.609cm" svg:y="0.851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7.596cm" svg:y="2.063cm">
          <draw:text-box>
            <text:p text:style-name="P2"><text:span text:style-name="T1">0</text:span></text:p>
          </draw:text-box>
        </draw:frame>
        <draw:path draw:style-name="gr8" draw:text-style-name="P1" draw:layer="layout" svg:width="1.643cm" svg:height="0.623cm" svg:x="0.821cm" svg:y="0.785cm" svg:viewBox="0 0 1644 624" svg:d="m4 121h520zm-524 369h520zm581-174h543zm-822-316c142 0 285 155 285 311s-143 313-285 313h-283v-624zm0 0zm568 624z">
          <text:p/>
        </draw:path>
        <draw:frame draw:style-name="gr9" draw:text-style-name="P3" draw:layer="layout" svg:width="0.637cm" svg:height="0.802cm" svg:x="0.776cm" svg:y="0.723cm">
          <draw:text-box>
            <text:p text:style-name="P3"><text:span text:style-name="T2">ذ</text:span></text:p>
          </draw:text-box>
        </draw:frame>
        <draw:frame draw:style-name="gr10" draw:text-style-name="P4" draw:layer="layout" svg:width="0.637cm" svg:height="0.826cm" svg:x="0.754cm" svg:y="0.349cm">
          <draw:text-box>
            <text:p text:style-name="P4"><text:span text:style-name="T3">ڈ</text:span></text:p>
          </draw:text-box>
        </draw:frame>
        <draw:frame draw:style-name="gr11" draw:text-style-name="P4" draw:layer="layout" svg:width="0.637cm" svg:height="0.803cm" svg:x="1.864cm" svg:y="0.465cm">
          <draw:text-box>
            <text:p text:style-name="P4"><text:span text:style-name="T3">د</text:span></text:p>
          </draw:text-box>
        </draw:frame>
        <draw:frame draw:style-name="gr12" draw:text-style-name="P4" draw:layer="layout" svg:width="1.002cm" svg:height="0.802cm" svg:x="7.194cm" svg:y="0.323cm">
          <draw:text-box>
            <text:p text:style-name="P4"><text:span text:style-name="T3">الف</text:span></text:p>
          </draw:text-box>
        </draw:frame>
        <draw:frame draw:style-name="gr13" draw:text-style-name="P4" draw:layer="layout" svg:width="0.783cm" svg:height="0.802cm" svg:x="7.322cm" svg:y="2.685cm">
          <draw:text-box>
            <text:p text:style-name="P4"><text:span text:style-name="T3">با</text:span></text:p>
          </draw:text-box>
        </draw:frame>
        <draw:frame draw:style-name="gr14" draw:text-style-name="P4" draw:layer="layout" svg:width="0.637cm" svg:height="0.802cm" svg:x="4.6cm" svg:y="0.324cm">
          <draw:text-box>
            <text:p text:style-name="P4"><text:span text:style-name="T3">پ</text:span></text:p>
          </draw:text-box>
        </draw:frame>
        <draw:frame draw:style-name="gr11" draw:text-style-name="P4" draw:layer="layout" svg:width="0.637cm" svg:height="0.803cm" svg:x="4.768cm" svg:y="2.594cm">
          <draw:text-box>
            <text:p text:style-name="P4"><text:span text:style-name="T3">ت</text:span></text:p>
          </draw:text-box>
        </draw:frame>
        <draw:frame draw:style-name="gr15" draw:text-style-name="P5" draw:layer="layout" svg:width="1.73cm" svg:height="0.761cm" svg:x="0.45cm" svg:y="1.252cm">
          <draw:text-box>
            <text:p text:style-name="P5"><text:span text:style-name="T4">د <text:s text:c="6"/>ڈ <text:s text:c="3"/>ذ</text:span></text:p>
          </draw:text-box>
        </draw:frame>
        <draw:frame draw:style-name="gr16" draw:text-style-name="P2" draw:layer="layout" svg:width="0.659cm" svg:height="0.569cm" svg:x="0.426cm" svg:y="1.678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0.82cm" svg:y="1.677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1.452cm" svg:y="1.677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0.42cm" svg:y="2.052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1.452cm" svg:y="2.039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0.845cm" svg:y="2.387cm">
          <draw:text-box>
            <text:p text:style-name="P2"><text:span text:style-name="T1">0</text:span></text:p>
          </draw:text-box>
        </draw:frame>
        <draw:frame draw:style-name="gr7" draw:text-style-name="P2" draw:layer="layout" svg:width="0.659cm" svg:height="0.57cm" svg:x="1.426cm" svg:y="2.413cm">
          <draw:text-box>
            <text:p text:style-name="P2"><text:span text:style-name="T1">0</text:span></text:p>
          </draw:text-box>
        </draw:frame>
        <draw:frame draw:style-name="gr17" draw:text-style-name="P2" draw:layer="layout" svg:width="0.659cm" svg:height="0.582cm" svg:x="0.807cm" svg:y="2.038cm">
          <draw:text-box>
            <text:p text:style-name="P2"><text:span text:style-name="T1">1</text:span></text:p>
          </draw:text-box>
        </draw:frame>
        <draw:frame draw:style-name="gr7" draw:text-style-name="P2" draw:layer="layout" svg:width="0.659cm" svg:height="0.57cm" svg:x="0.42cm" svg:y="2.386cm">
          <draw:text-box>
            <text:p text:style-name="P2"><text:span text:style-name="T1">1</text:span></text:p>
          </draw:text-box>
        </draw:frame>
        <draw:frame draw:style-name="gr7" draw:text-style-name="P2" draw:layer="layout" svg:width="0.659cm" svg:height="0.57cm" svg:x="0.433cm" svg:y="2.761cm">
          <draw:text-box>
            <text:p text:style-name="P2"><text:span text:style-name="T1">1</text:span></text:p>
          </draw:text-box>
        </draw:frame>
        <draw:frame draw:style-name="gr18" draw:text-style-name="P2" draw:layer="layout" svg:width="0.659cm" svg:height="0.569cm" svg:x="0.833cm" svg:y="2.775cm">
          <draw:text-box>
            <text:p text:style-name="P2"><text:span text:style-name="T1">1</text:span></text:p>
          </draw:text-box>
        </draw:frame>
        <draw:frame draw:style-name="gr7" draw:text-style-name="P2" draw:layer="layout" svg:width="0.659cm" svg:height="0.57cm" svg:x="1.401cm" svg:y="2.774cm">
          <draw:text-box>
            <text:p text:style-name="P2"><text:span text:style-name="T1">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1T18:00:26</dc:date>
    <dc:creator>khalid khan</dc:creator>
    <meta:editing-duration>PT5H3M30S</meta:editing-duration>
    <meta:editing-cycles>20</meta:editing-cycles>
    <meta:generator>LibreOffice/3.4$Linux LibreOffice_project/340m1$Build-402</meta:generator>
    <meta:document-statistic meta:object-count="37"/>
  </office:meta>
</office:document-meta>
</file>